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fo:color="#ff0000" style:text-line-through-style="solid"/>
    </style:style>
    <style:style style:name="P6" style:family="paragraph" style:parent-style-name="Title_20_Shobido_20_2">
      <style:text-properties style:use-window-font-color="true"/>
    </style:style>
    <style:style style:name="P7" style:family="paragraph" style:parent-style-name="Corpus_20_A">
      <style:text-properties fo:color="#ff0000"/>
    </style:style>
    <style:style style:name="P8" style:family="paragraph" style:parent-style-name="Corpus_20_A">
      <style:text-properties style:use-window-font-color="true"/>
    </style:style>
    <style:style style:name="P9" style:family="paragraph" style:parent-style-name="Corpus_20_A">
      <style:text-properties fo:color="#800000"/>
    </style:style>
    <style:style style:name="P10" style:family="paragraph" style:parent-style-name="Corpus_20_A">
      <style:text-properties fo:color="#0000ff"/>
    </style:style>
    <style:style style:name="P11" style:family="paragraph" style:parent-style-name="Corpus_20_A">
      <style:text-properties style:text-line-through-style="none"/>
    </style:style>
    <style:style style:name="P12" style:family="paragraph" style:parent-style-name="Title_20_Shobido_20_3">
      <style:text-properties fo:color="#ff0000"/>
    </style:style>
    <style:style style:name="P13" style:family="paragraph" style:parent-style-name="Corpus_20_Note">
      <style:text-properties fo:color="#ff0000"/>
    </style:style>
    <style:style style:name="P14" style:family="paragraph" style:parent-style-name="Corpus_20_Note">
      <style:text-properties style:use-window-font-color="true"/>
    </style:style>
    <style:style style:name="P15" style:family="paragraph" style:parent-style-name="Title_20_Shobido_20_2">
      <style:text-properties style:use-window-font-color="true"/>
    </style:style>
    <style:style style:name="P16" style:family="paragraph" style:parent-style-name="Title_20_Shobido_20_2">
      <style:text-properties fo:color="#355e00"/>
    </style:style>
    <style:style style:name="P17" style:family="paragraph" style:parent-style-name="Corpus_20_A">
      <style:text-properties style:use-window-font-color="true"/>
    </style:style>
    <style:style style:name="T1" style:family="text">
      <style:text-properties fo:color="#800000"/>
    </style:style>
    <style:style style:name="T2" style:family="text">
      <style:text-properties style:use-window-font-color="true"/>
    </style:style>
    <style:style style:name="T3" style:family="text">
      <style:text-properties fo:color="#355e00"/>
    </style:style>
    <style:style style:name="T4" style:family="text">
      <style:text-properties fo:color="#0000ff"/>
    </style:style>
    <style:style style:name="T5" style:family="text">
      <style:text-properties fo:color="#ff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text:p>
      <text:p text:style-name="Corpus_20_A">Tout ensemble cohérent de soldats recevant un ordre commun forme dès cette phase une « unité ».</text:p>
      <text:p text:style-name="Corpus_20_A">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ORDONNANCES DE TIR d'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RADIO (3)</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Title_20_Shobido_20_2">REGROUPEMENT (4)</text:p>
      <text:p text:style-name="P8">Les soldats qui ont reçu un ordre de « redéploiement » à ce tour permettent aux soldats alliés situés dans leur zone de contrôle d'effectuer immédiatement un test de blocage. Pour leur part, ils continueront ensuite leur tour comme n'importe quels autres soldats ayant reçu un ordre de redéploiement, quelque soit l'issue des tests.</text:p>
      <text:p text:style-name="P8">De leur côté, les soldats bloqués qui recouvrent un état valide à l'issue de leur test reçoivent un ordre de « redéploiement » comme s'ils rejoignaient l'unité du soldat à l'origine de leur regroupement.</text:p>
      <text:p text:style-name="P8">Les soldats bloqués qui restent bloqués à l'issue du test, eux, n'ont plus qu'à attendre une autre occasion de déblocage.</text:p>
      <text:p text:style-name="Title_20_Shobido_20_2">gestion des réserves (5)</text:p>
      <text:p text:style-name="Corpus_20_A">Les joueurs peuvent utiliser leurs « points de soutien » disponibles afin d'effectuer un ou plusieurs « jet d'entrée des réserve ».</text:p>
      <text:p text:style-name="Corpus_20_A">Un joueur qui obtient un résultat supérieur ou égal à 9 à ce jet se voit autorisé l'entrée de ses renforts durant cette phase, et peut à ce titre, faire rentrer les unités en « réserve » :</text:p>
      <text:p text:style-name="Corpus_20_Note">Soit par la « zone de renforts » conformément aux exigences du résultat obtenu au « jet d'entrée des réserve ».</text:p>
      <text:p text:style-name="Corpus_20_Note">Soit conformément aux compétences « parachutisme », « infiltration » ou « téléportation », sans tenir compte des spécificités du résultat du jet.</text:p>
      <text:p text:style-name="Corpus_20_A"><text:soft-page-break/>Par ailleurs, 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8">IMPORTANT : Toutes les unités entrées sur le terrain au cours de cette phase reçoivent pour ce tour un ordre « mouvement » qui ne peut en aucun cas être modifié.</text:p>
      <text:p text:style-name="Title_20_Shobido_20_3">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text:span text:style-name="T5">quadruplée au lieu de doublée en ordre de déplacement</text:span>.<text:span text:style-name="T5"> </text:span><text:span text:style-name="T5">à revoir</text:span></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redéploi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6">DEPLACEMENT :</text:p>
      <text:p text:style-name="P8">Le mouvement des unités dépend de l'ordre qu'elles ont reçu :</text:p>
      <text:p text:style-name="P14">Les fantassins en « tir appuyé » ne peuvent pas se déplacer mais peuvent pivoter.</text:p>
      <text:p text:style-name="P14"><text:soft-page-break/>Les fantassins en « manœuvre » peuvent se déplacer de 3ps.</text:p>
      <text:p text:style-name="P14">Les fantassins en « mouvement » peuvent se déplacer de leur capacité de mouvement : (Mv)ps.</text:p>
      <text:p text:style-name="P14">Les fantassins en « redéploiement » peuvent se déplacer au moment de la phase de mouvement de 1xMv et <text:s/>avant la phase de cac de 1xMv+3ps ( voir mouvement de rush).</text:p>
      <text:p text:style-name="P14">Les véhicules doivent se déplacer d'un mouvement qui est fonction de leur ordre et de leur rang (cf « tableau des véhicules »).</text:p>
      <text:p text:style-name="P4">Restrictions de déplacement :</text:p>
      <text:p text:style-name="P13">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4">Soldat bloqué : pas de restriction, se relève si chargé mais combat avec -2CC pour le combat qui s’en suit. Intervention possible.</text:p>
      <text:p text:style-name="P13">Soldat au tapis : pas de restriction. Est mis HC s’il est en contact socle à socle et qu’aucune intervention en sa faveur n’est réalisé ou que l’intervention est un échec.</text:p>
      <text:p text:style-name="Corpus_20_A"/>
      <text:h text:style-name="Title_20_Shobido_20_1" text:outline-level="1">Tir (3)</text:h>
      <text:p text:style-name="Corpus_20_Note">Effectuer une détermination de l'Alpha et de l'Oméga.</text:p>
      <text:p text:style-name="Title_20_Shobido_20_2">Tirs appuyés (1)</text:p>
      <text:p text:style-name="Corpus_20_A">Par ordre d'initiative décroissante les unités ayant reçu un ordre de « tir appuyé » font feu. Si les deux joueurs ont des soldats possédant la même valeur d'initiative les soldats du joueur « Alpha » font feu avant les soldats du joueur « Oméga ».</text:p>
      <text:p text:style-name="Corpus_20_A">Les soldats en « tir appuyé » ont un bonus pour toucher de <text:span text:style-name="T2">2 </text:span>lors de leurs tirs (cf « modificateurs de tir »).</text:p>
      <text:p text:style-name="Corpus_20_A">Les soldats en tir appuyé effectuent des tirs ciblés. (cf : Tir Ciblé) Le tir ciblé peuvent cibler un soldat dans leur ligne de mire. Ce soldat est touché en cas de résultat de 10 au jet de tir, sinon c’est le soldat le plus facile à toucher, et en cas <text:s/>d’égalité le plus proche, qui est touché à sa place.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lors de leurs tirs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P6"><text:soft-page-break/>redéploiement (4)</text:p>
      <text:p text:style-name="P8">Les soldats qui ont reçu un ordre de <text:s/>redéploiement peuvent maintenant effectuer un déplacement supplémentaire égal à Mv+3 ps.</text:p>
      <text:p text:style-name="P8">Ce déplacement n’est pas un « mouvement de charge », il ne peut donc pénétrer aucune zone de contrôle adverse.</text:p>
      <text:p text:style-name="P6">TIRS D’artillerie (5)</text:p>
      <text:p text:style-name="P8">Par ordre d'initiative décroissante, les armes d’ordonnance à tir tendu et parabolique font feu si elles en ont reçu l'ordonnance à la phase d'ordre (1.2).</text:p>
      <text:p text:style-name="Title_20_Shobido_20_3">annexe</text:p>
      <text:p text:style-name="Title_20_Shobido_20_2">Tir sur un corps a corps :</text:p>
      <text:p text:style-name="P10">Il est possible de tirer sur un soldat ennemi engagé, cependant il y a alors une probabilité ½ pour que ce soit l'autre soldat engagé qui soit touché.</text:p>
      <text:p text:style-name="Title_20_Shobido_20_2">CHOIX TIR CIBLE / TIR COUVERTURE</text:p>
      <text:p text:style-name="Corpus_20_A">Possibilté d'introduction d'un tir de couverture occasionnant moins de blessures mais occasionnant plus de blocage, par exemple en fonction de l'arme utilisée. (restriction aux mitrailleuses, mitrailettes, etc). Possibilité de grouper tous ces tirs pour accélérer la phase. </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3">et ce peu importe la distance entre les soldats au corps à corps et le tireur ( meme inférieure à 2 ps)</text:span><text:span text:style-name="T1">.</text:span></text:p>
      <text:p text:style-name="P9"/>
      <text:p text:style-name="P9">ATTENTION :</text:p>
      <text:p text:style-name="P9">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Chaque allié gênant le tir a donc individuellement une probabilité de 1/10 d’être touché.</text:p>
      <text:p text:style-name="P16"/>
      <text:p text:style-name="P9"/>
      <text:h text:style-name="P3" text:outline-level="1"><text:soft-page-break/>Corps à corps (4)</text:h>
      <text:p text:style-name="P5">COMBATS RESTANTS</text:p>
      <text:p text:style-name="P11">Normalement les combats etant résolus strictement sur le moment et les résultats amenant au moins 1 combattant à être bloqué, au tapis ou hors combat, il n'existe plus jamais qu'un seul corps à corps actif durant la phase de corps et plus aucun durant les autres.</text:p>
      <text:p text:style-name="P4">Mouvements de charge (1)</text:p>
      <text:p text:style-name="P7">Un soldat qui a reçu un ordre de manœuvre ou de mouvement et qui n'a pas tiré est éligible pour effectuer une charge.</text:p>
      <text:p text:style-name="P7">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7">La distance maximale parcourue par les soldats lors d'une « charge » <text:span text:style-name="T3"><text:s/>est de 4ps pour ceux disposant d’un ordre d’avance, et de 3 pas pour ceux disposant d ‘un ordre de manoeuvre</text:span>. La compétence « saut » amène ce maximum à <text:span text:style-name="T4">6</text:span>ps <text:span text:style-name="T3">indépendamment de l’ordre reçu</text:span>.</text:p>
      <text:p text:style-name="P7">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7">Toute pénétration d'une zone de contrôle ennemie entraîne l'ouverture d'un combat immédiat. Les combats sont résolus dès leur apparition, en prenant en compte l'état du terrain tel qu'il est sur le moment. </text:p>
      <text:p text:style-name="P7">Un soldat bloqué chargé retrouve instantanément un statut valide, il combat cependant avec une CC diminuée de 2 points. Il peut bénéficier d'une « intervention » de la part d'un soldat allié.</text:p>
      <text:p text:style-name="P7">Un soldat au tapis chargé est automatiquement mis hors de combat, à moins qu’un soldat allié ne puisse déclarer une intervention contre charge (et la réussisse).</text:p>
      <text:p text:style-name="P7">La charge est le seul déplacement qui permet d’entrer dans la zone de contrôle d’un soldat ennemi.</text:p>
      <text:p text:style-name="P7">Si un soldat allié, du fait de sa position, gêne le contact d'une charge , il peut être effectué une interversion des 2 figurines du joueur chargeant, de manière à ne plus « gêner » le combat, à condition que les deux modèles ne soient pas distants de plus de 3ps (comme pour une intervention).</text:p>
      <text:p text:style-name="P7">Lorsqu’une charge amène à pénétrer la zone de contrôle d’un ennemi, <text:span text:style-name="T4">alors les deux soldats sont immédiatement engagés l'un avec l'autre</text:span>. Une fois qu’un soldat a pénétré la zone de contrôle d’un ennemi et <text:span text:style-name="T4">qu’il se trouve donc engagé et amené en contact socle à socle</text:span>, il ignore les zones de contrôle de tout autre soldat ennemi valide non engagé, <text:span text:style-name="T4">tant qu'il reste lui même engagé</text:span>.</text:p>
      <text:p text:style-name="P6">Intervention :</text:p>
      <text:p text:style-name="P7"><text:span text:style-name="T2"><text:s/>:<text:line-break/>1 Soldat « bloqué » ou « au tapis » chargé peut demander l'intervention d'un fantassin allié valide non engagé (et 1 seul) situé à moins de 3ps pour lui éviter le finish. Le fantassin qui intervient doit réussir un test de commandement. Réussite il s'interpose et combat à la place du tapis. Echec il laisse son camarade à son triste sort (=HC). Les implacables ne sont pas obligés de s'interposés (car implacable = ne souhaite pas se foutre à terre de lui même, mais n'est pas pour autant plus courageux.. </text:span>(A VOIR = obligation de l'intervention ou variation du test à effectuer en fonction du type d'armée ou de compétence du soldat)</text:p>
      <text:p text:style-name="P4">combats (2)</text:p>
      <text:p text:style-name="P7">Comptez les soutiens des deux duellistes.</text:p>
      <text:p text:style-name="P13">Est considéré comme « soutien » tout soldat allié « valide » et non engagé dont l'intégralité du socle est située à moins de 3ps du point de contact entre les socles des duellistes.</text:p>
      <text:p text:style-name="P7">Faites la différence entre le total des soutiens des deux duellistes. </text:p>
      <text:p text:style-name="P13"><text:soft-page-break/>Si le résultat est nul il n'y a pas de bonus lié au soutien.</text:p>
      <text:p text:style-name="P13">Si le résultat est à l'avantage d'un duelliste, celui-ci reçoit un bonus en fonction de son avantage numérique :</text:p>
      <text:p text:style-name="P13">Soutien surnuméraire de :</text:p>
      <text:p text:style-name="P13"><text:tab/>1 donne 1D10 supplémentaire</text:p>
      <text:p text:style-name="P13"><text:tab/>2 donne 2D10 supplémentaires</text:p>
      <text:p text:style-name="P13"><text:tab/>3 donne 2D10 supplémentaires et +1 au résultat du meilleur jet.</text:p>
      <text:p text:style-name="P13"><text:tab/>4 et + donnent 2D10 supplémentaires et +2 au résultat du meilleur jet.</text:p>
      <text:p text:style-name="P7">Lancez 1D10 pour chacun des deux duellistes.</text:p>
      <text:p text:style-name="P13">Si un duelliste bénéficie d'un bonus de soutien, lancez pour lui 1D10 ou 2D10 supplémentaires en fonction de la valeur de cet avantage. </text:p>
      <text:p text:style-name="P13">Si un duelliste possède une arme de corps à corps lancez pour lui 1D10 supplémentaire.</text:p>
      <text:p text:style-name="P7">Conservez le résultat de D10 le plus avantageux pour votre soldat parmi les résultats obtenus sur le ou les (au maximum 4) dés que vous avez lancé pour lui.</text:p>
      <text:p text:style-name="P7">Ajoutez à ce résultat la capacité de combat (CC) de votre soldat, et éventuellement :</text:p>
      <text:p text:style-name="P13">Si un duelliste bénéficie d'un bonus de soutien de 3 ajoutez 1 à son résultat.</text:p>
      <text:p text:style-name="P13">Si un duelliste bénéficie d'un bonus de soutien de 4 ou plus ajoutez 2 à son résultat.</text:p>
      <text:p text:style-name="P13">Si un duelliste a reçu l'ordre « tir appuyé » il retranche 4 à son résultat.</text:p>
      <text:p text:style-name="P13">Si un duelliste a reçu l'ordre « manœuvre » ou « mouvement » mais qu'il a tiré, il retranche 2 à son résultat.</text:p>
      <text:p text:style-name="P13">Si un duelliste a reçu l'ordre « redéploiement » ou qu'il était « bloqué » avant ce combat, il retranche 2 à son résultat.</text:p>
      <text:p text:style-name="P7">Comparez les résultats finals des deux duellistes.</text:p>
      <text:p text:style-name="P13">En cas d'égalité, ou si la différence de score est de 3 points au maximum, le résultat du duel est déclaré « incertain », les 2 soldats subissent une touche de leur adversaire.</text:p>
      <text:p text:style-name="P13">Si l'un des deux duellistes a un score supérieur de 4 à 6 points à celui de son adversaire il ne subit pas de touche, en revanche son adversaire est touché et doit faire un « test de sauvegarde ».</text:p>
      <text:p text:style-name="P13">Si l'un des deux duellistes a un score supérieur de 7 ou 8 points à celui de son adversaire il ne subit pas de touche, en revanche son adversaire est touché deux fois et doit faire deux « tests de sauvegarde ».</text:p>
      <text:p text:style-name="P13">Si l'un des deux duellistes a un score supérieur de 9 points ou plus à celui de son adversaire il ne subit pas de touche, en revanche son adversaire est touché trois fois et doit faire trois « tests de sauvegarde ».</text:p>
      <text:p text:style-name="P4">RESOLUTION Des Touches</text:p>
      <text:p text:style-name="P7">Touches :</text:p>
      <text:p text:style-name="P7">Tests de sauvegardes, tout echec entraine jet de blessure, <text:span text:style-name="T3">il n’y a pas de blessures légères au corps à corps et</text:span> les <text:s/>résultats « blessé léger » comptent comme « au tapis ».</text:p>
      <text:p text:style-name="P7">Si un soldat réussis l'ensemble de ses jets de sauvegarde il est néanmoins automatiquement « bloqué » et les adversaires sont immédiatement « repoussés » de manière à ne plus êtres inclus dans la <text:s/>zone de contrôle adverse.</text:p>
      <text:p text:style-name="P7"/>
      <text:p text:style-name="P12">annexe</text:p>
      <text:p text:style-name="P6">Rappel </text:p>
      <text:p text:style-name="P14">« tir appuyé » donne un malus de 4 en CC.</text:p>
      <text:p text:style-name="P14">« manœuvre » donne un malus de 2 en CC si le soldat a tiré.</text:p>
      <text:p text:style-name="P14">« mouvement » donne un malus de 2 en CC si le soldat a tiré.</text:p>
      <text:p text:style-name="P14">« redéploiement » donne un malus de 2.</text:p>
      <text:p text:style-name="P14">« bloqué » donne un malus de 2.</text:p>
      <text:p text:style-name="P14">«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7">Tout soldat bloqué effectue un test de moral . Réussite = débloqué. </text:p>
      <text:p text:style-name="P7">Echec mais avec moins de 3points par rapport à sa valeur de Cd = reste bloqué. </text:p>
      <text:p text:style-name="P7">Tout autre échec et tout résultat de 1 = mouvement de panique. </text:p>
      <text:p text:style-name="P7">Un mouvement de « panique » s'effectue strictement dans la direction du pion marquant la zone de retraite du soldat, d'un nombre de « pas » égal à sa capacité de déplacement (Mv) et en conservant son état « bloqué ». Lors de ce mouvement le soldat démoralisé recevra une touche automatique de la part de tout ennemi dont il <text:s/>pénètre la zone de contrôle. S'il n'est pas blessé par la touche, il continue son mouvement de retraite, s'il est blessé il arrête sa course au point d'entrée de la zone de contrôle adverse. L'arme utilisée pour la touche sera choisie librement par le joueur adverse parmi celles du soldat qui est percuté par le fuyard.</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54M16S</meta:editing-duration>
    <meta:editing-cycles>81</meta:editing-cycles>
    <meta:generator>OpenOffice.org/3.4.1$Win32 OpenOffice.org_project/341m1$Build-9593</meta:generator>
    <dc:date>2014-12-12T18:48:23.85</dc:date>
    <meta:document-statistic meta:table-count="0" meta:image-count="0" meta:object-count="0" meta:page-count="7" meta:paragraph-count="171" meta:word-count="3598" meta:character-count="19926"/>
    <meta:user-defined meta:name="Info 1"/>
    <meta:user-defined meta:name="Info 2"/>
    <meta:user-defined meta:name="Info 3"/>
    <meta:user-defined meta:name="Info 4"/>
  </office:meta>
</office:document-meta>
</file>